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1" svg:font-family="'DejaVu Sans'" style:font-pitch="variable"/>
    <style:font-face style:name="Times New Roman1" svg:font-family="'Times New Roman'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2.75in" table:align="left"/>
    </style:style>
    <style:style style:name="Table1.A" style:family="table-column">
      <style:table-column-properties style:column-width="2.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5625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2.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5625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2.1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2.1875in" table:align="left"/>
    </style:style>
    <style:style style:name="Table4.A" style:family="table-column">
      <style:table-column-properties style:column-width="0.375in"/>
    </style:style>
    <style:style style:name="Table4.B" style:family="table-column">
      <style:table-column-properties style:column-width="1.81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6875in" table:align="left"/>
    </style:style>
    <style:style style:name="Table5.A" style:family="table-column">
      <style:table-column-properties style:column-width="0.375in"/>
    </style:style>
    <style:style style:name="Table5.B" style:family="table-column">
      <style:table-column-properties style:column-width="2.31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375in" table:align="left"/>
    </style:style>
    <style:style style:name="Table12.A" style:family="table-column">
      <style:table-column-properties style:column-width="0.5in"/>
    </style:style>
    <style:style style:name="Table12.B" style:family="table-column">
      <style:table-column-properties style:column-width="2.87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5625in" table:align="left"/>
    </style:style>
    <style:style style:name="Table6.A" style:family="table-column">
      <style:table-column-properties style:column-width="0.375in"/>
    </style:style>
    <style:style style:name="Table6.B" style:family="table-column">
      <style:table-column-properties style:column-width="2.187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2.3125in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1.87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2.3125in" table:align="left"/>
    </style:style>
    <style:style style:name="Table8.A" style:family="table-column">
      <style:table-column-properties style:column-width="0.4375in"/>
    </style:style>
    <style:style style:name="Table8.B" style:family="table-column">
      <style:table-column-properties style:column-width="1.87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9" style:family="table">
      <style:table-properties style:width="2.3125in" table:align="left"/>
    </style:style>
    <style:style style:name="Table9.A" style:family="table-column">
      <style:table-column-properties style:column-width="0.4375in"/>
    </style:style>
    <style:style style:name="Table9.B" style:family="table-column">
      <style:table-column-properties style:column-width="1.87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2.3125in" table:align="left"/>
    </style:style>
    <style:style style:name="Table11.A" style:family="table-column">
      <style:table-column-properties style:column-width="0.4375in"/>
    </style:style>
    <style:style style:name="Table11.B" style:family="table-column">
      <style:table-column-properties style:column-width="1.8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0" style:family="table">
      <style:table-properties style:width="2.75in" table:align="left"/>
    </style:style>
    <style:style style:name="Table10.A" style:family="table-column">
      <style:table-column-properties style:column-width="0.5in"/>
    </style:style>
    <style:style style:name="Table10.B" style:family="table-column">
      <style:table-column-properties style:column-width="2.2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officeooo:rsid="001d02a5" officeooo:paragraph-rsid="001d02a5" style:font-size-asian="18pt" style:font-size-complex="18pt"/>
    </style:style>
    <style:style style:name="P2" style:family="paragraph" style:parent-style-name="Standard">
      <style:text-properties style:font-name="Times New Roman" fo:font-size="18pt" officeooo:rsid="001d02a5" officeooo:paragraph-rsid="001d02a5" style:font-size-asian="18pt" style:font-name-complex="Times New Roman2" style:font-size-complex="18pt"/>
    </style:style>
    <style:style style:name="P3" style:family="paragraph" style:parent-style-name="Standard">
      <style:text-properties style:font-name="Times New Roman" fo:font-size="18pt" officeooo:rsid="001d02a5" officeooo:paragraph-rsid="00366b48" style:font-size-asian="18pt" style:font-name-complex="Times New Roman2" style:font-size-complex="18pt"/>
    </style:style>
    <style:style style:name="P4" style:family="paragraph" style:parent-style-name="Standard">
      <style:text-properties style:font-name="Times New Roman" fo:font-size="18pt" officeooo:rsid="0028be8c" officeooo:paragraph-rsid="0028be8c" style:font-size-asian="18pt" style:font-name-complex="Times New Roman2" style:font-size-complex="18pt"/>
    </style:style>
    <style:style style:name="P5" style:family="paragraph" style:parent-style-name="Standard">
      <style:text-properties style:font-name="Times New Roman" fo:font-size="18pt" officeooo:rsid="002e6b39" officeooo:paragraph-rsid="002e6b39" style:font-size-asian="18pt" style:font-name-complex="Times New Roman2" style:font-size-complex="18pt"/>
    </style:style>
    <style:style style:name="P6" style:family="paragraph" style:parent-style-name="Standard">
      <style:text-properties style:font-name="Times New Roman" fo:font-size="18pt" officeooo:rsid="002ed4c2" officeooo:paragraph-rsid="002ed4c2" style:font-size-asian="18pt" style:font-name-complex="Times New Roman2" style:font-size-complex="18pt"/>
    </style:style>
    <style:style style:name="P7" style:family="paragraph" style:parent-style-name="Standard">
      <style:text-properties style:font-name="Times New Roman" fo:font-size="18pt" officeooo:rsid="00366b48" officeooo:paragraph-rsid="00366b48" style:font-size-asian="18pt" style:font-name-complex="Times New Roman2" style:font-size-complex="18pt"/>
    </style:style>
    <style:style style:name="P8" style:family="paragraph" style:parent-style-name="Standard">
      <style:text-properties style:font-name="Times New Roman" fo:font-size="18pt" officeooo:rsid="0036f6ea" officeooo:paragraph-rsid="0036f6ea" style:font-size-asian="18pt" style:font-name-complex="Times New Roman2" style:font-size-complex="18pt"/>
    </style:style>
    <style:style style:name="P9" style:family="paragraph" style:parent-style-name="Table_20_Contents">
      <style:text-properties fo:font-size="18pt" style:font-size-asian="18pt" style:font-size-complex="18pt"/>
    </style:style>
    <style:style style:name="P10" style:family="paragraph" style:parent-style-name="Table_20_Contents">
      <style:text-properties fo:font-size="18pt" officeooo:rsid="001d02a5" officeooo:paragraph-rsid="001d02a5" style:font-size-asian="18pt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fo:font-size="18pt" officeooo:rsid="001d02a5" officeooo:paragraph-rsid="001d02a5" style:font-size-asian="18pt" style:font-size-complex="18pt"/>
    </style:style>
    <style:style style:name="P12" style:family="paragraph" style:parent-style-name="Table_20_Contents">
      <style:text-properties style:font-name="Times New Roman" fo:font-size="18pt" style:font-size-asian="18pt" style:font-name-complex="Times New Roman2" style:font-size-complex="18pt"/>
    </style:style>
    <style:style style:name="P13" style:family="paragraph" style:parent-style-name="Table_20_Contents">
      <style:text-properties style:font-name="Times New Roman" fo:font-size="18pt" officeooo:rsid="00248d9a" officeooo:paragraph-rsid="00248d9a" style:font-size-asian="18pt" style:font-name-complex="Times New Roman2" style:font-size-complex="18pt"/>
    </style:style>
    <style:style style:name="P14" style:family="paragraph" style:parent-style-name="Table_20_Contents">
      <style:text-properties style:font-name="Times New Roman" fo:font-size="18pt" officeooo:rsid="00256342" officeooo:paragraph-rsid="00256342" style:font-size-asian="18pt" style:font-name-complex="Times New Roman2" style:font-size-complex="18pt"/>
    </style:style>
    <style:style style:name="P15" style:family="paragraph" style:parent-style-name="Table_20_Contents">
      <style:text-properties style:font-name="Times New Roman" fo:font-size="18pt" officeooo:rsid="0028be8c" officeooo:paragraph-rsid="0028be8c" style:font-size-asian="18pt" style:font-name-complex="Times New Roman2" style:font-size-complex="18pt"/>
    </style:style>
    <style:style style:name="P16" style:family="paragraph" style:parent-style-name="Table_20_Contents">
      <style:text-properties style:font-name="Times New Roman" fo:font-size="18pt" officeooo:rsid="002aa89b" officeooo:paragraph-rsid="002aa89b" style:font-size-asian="18pt" style:font-name-complex="Times New Roman2" style:font-size-complex="18pt"/>
    </style:style>
    <style:style style:name="P17" style:family="paragraph" style:parent-style-name="Table_20_Contents">
      <style:text-properties style:font-name="Times New Roman" fo:font-size="18pt" officeooo:rsid="00314d4d" officeooo:paragraph-rsid="00314d4d" style:font-size-asian="18pt" style:font-name-complex="Times New Roman2" style:font-size-complex="18pt"/>
    </style:style>
    <style:style style:name="P18" style:family="paragraph" style:parent-style-name="Table_20_Contents">
      <style:text-properties style:font-name="Times New Roman" fo:font-size="18pt" officeooo:rsid="003162a1" officeooo:paragraph-rsid="003162a1" style:font-size-asian="18pt" style:font-name-complex="Times New Roman2" style:font-size-complex="18pt"/>
    </style:style>
    <style:style style:name="P19" style:family="paragraph" style:parent-style-name="Table_20_Contents">
      <style:text-properties style:font-name="Times New Roman" fo:font-size="18pt" officeooo:rsid="00362d36" officeooo:paragraph-rsid="00362d36" style:font-size-asian="18pt" style:font-name-complex="Times New Roman2" style:font-size-complex="18pt"/>
    </style:style>
    <style:style style:name="P20" style:family="paragraph" style:parent-style-name="Table_20_Contents">
      <style:text-properties style:font-name="Times New Roman" fo:font-size="18pt" officeooo:rsid="00362d36" officeooo:paragraph-rsid="00366b48" style:font-size-asian="18pt" style:font-name-complex="Times New Roman2" style:font-size-complex="18pt"/>
    </style:style>
    <style:style style:name="P21" style:family="paragraph" style:parent-style-name="Table_20_Contents">
      <style:text-properties style:font-name="Times New Roman" fo:font-size="18pt" officeooo:paragraph-rsid="00366b48" style:font-size-asian="18pt" style:font-name-complex="Times New Roman2" style:font-size-complex="18pt"/>
    </style:style>
    <style:style style:name="P22" style:family="paragraph" style:parent-style-name="Table_20_Contents">
      <style:text-properties style:font-name="Times New Roman" fo:font-size="18pt" officeooo:rsid="0036f6ea" officeooo:paragraph-rsid="0036f6ea" style:font-size-asian="18pt" style:font-name-complex="Times New Roman2" style:font-size-complex="18pt"/>
    </style:style>
    <style:style style:name="P23" style:family="paragraph" style:parent-style-name="Table_20_Contents">
      <style:text-properties style:font-name="Times New Roman" fo:font-size="18pt" officeooo:rsid="00381b25" officeooo:paragraph-rsid="00381b25" style:font-size-asian="18pt" style:font-name-complex="Times New Roman2" style:font-size-complex="18pt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fo:font-size="16pt" style:font-size-asian="16pt" style:font-name-complex="Times New Roman2" style:font-size-complex="16pt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size="16pt" officeooo:rsid="002e02e8" officeooo:paragraph-rsid="002e02e8" style:font-size-asian="16pt" style:font-name-complex="Times New Roman2" style:font-size-complex="16pt"/>
    </style:style>
    <style:style style:name="P26" style:family="paragraph" style:parent-style-name="List_20_Paragraph">
      <style:paragraph-properties fo:line-height="150%" fo:text-align="justify" style:justify-single-word="false"/>
      <style:text-properties style:font-name="Times New Roman" fo:font-size="16pt" officeooo:rsid="001d02a5" officeooo:paragraph-rsid="002e02e8" style:font-size-asian="16pt" style:font-name-complex="Times New Roman2" style:font-size-complex="16pt"/>
    </style:style>
    <style:style style:name="P27" style:family="paragraph" style:parent-style-name="List_20_Paragraph">
      <style:paragraph-properties fo:margin-left="0.5in" fo:margin-right="0in" fo:line-height="150%" fo:text-align="justify" style:justify-single-word="false" fo:text-indent="0.5in" style:auto-text-indent="false"/>
      <style:text-properties style:font-name="Times New Roman" fo:font-size="14pt" officeooo:rsid="001d02a5" officeooo:paragraph-rsid="002fc851" style:font-size-asian="14pt" style:font-name-complex="Times New Roman2" style:font-size-complex="14pt"/>
    </style:style>
    <style:style style:name="P28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officeooo:rsid="001d02a5" officeooo:paragraph-rsid="00362aaf" style:font-size-asian="14pt" style:font-name-complex="Times New Roman2" style:font-size-complex="14pt"/>
    </style:style>
    <style:style style:name="P29" style:family="paragraph" style:parent-style-name="Standard">
      <style:text-properties style:font-name="Times New Roman" fo:font-size="18pt" officeooo:rsid="001d02a5" officeooo:paragraph-rsid="001d02a5" style:font-size-asian="18pt" style:font-name-complex="Times New Roman2" style:font-size-complex="18pt"/>
    </style:style>
    <style:style style:name="P30" style:family="paragraph" style:parent-style-name="List_20_Paragraph" style:list-style-name="WWNum1">
      <style:paragraph-properties fo:line-height="150%" fo:text-align="justify" style:justify-single-word="false"/>
      <style:text-properties fo:font-size="16pt" officeooo:rsid="001d02a5" officeooo:paragraph-rsid="001dfa0f" style:font-size-asian="16pt" style:font-size-complex="16pt"/>
    </style:style>
    <style:style style:name="P31" style:family="paragraph" style:parent-style-name="List_20_Paragraph" style:list-style-name="WWNum1">
      <style:paragraph-properties fo:line-height="150%" fo:text-align="justify" style:justify-single-word="false"/>
      <style:text-properties style:font-name="Times New Roman" fo:font-size="14pt" officeooo:rsid="001d02a5" officeooo:paragraph-rsid="002aa89b" style:font-size-asian="16pt" style:font-name-complex="Times New Roman2" style:font-size-complex="16pt"/>
    </style:style>
    <style:style style:name="P32" style:family="paragraph" style:parent-style-name="List_20_Paragraph" style:list-style-name="WWNum1">
      <style:paragraph-properties fo:line-height="150%" fo:text-align="justify" style:justify-single-word="false"/>
      <style:text-properties style:font-name="Times New Roman" fo:font-size="14pt" officeooo:rsid="001d02a5" officeooo:paragraph-rsid="002fc851" style:font-size-asian="16pt" style:font-name-complex="Times New Roman2" style:font-size-complex="16pt"/>
    </style:style>
    <style:style style:name="P33" style:family="paragraph" style:parent-style-name="List_20_Paragraph" style:list-style-name="WWNum1">
      <style:paragraph-properties fo:line-height="150%" fo:text-align="justify" style:justify-single-word="false"/>
      <style:text-properties style:font-name="Times New Roman" fo:font-size="16pt" officeooo:rsid="001d02a5" officeooo:paragraph-rsid="002e02e8" style:font-size-asian="16pt" style:font-name-complex="Times New Roman2" style:font-size-complex="16pt"/>
    </style:style>
    <style:style style:name="P34" style:family="paragraph" style:parent-style-name="List_20_Paragraph" style:list-style-name="WWNum1">
      <style:paragraph-properties fo:line-height="150%" fo:text-align="justify" style:justify-single-word="false"/>
      <style:text-properties style:font-name="Times New Roman" fo:font-size="16pt" officeooo:rsid="001d02a5" officeooo:paragraph-rsid="0037cb01" style:font-size-asian="16pt" style:font-name-complex="Times New Roman2" style:font-size-complex="16pt"/>
    </style:style>
    <style:style style:name="P35" style:family="paragraph" style:parent-style-name="List_20_Paragraph" style:list-style-name="WWNum1">
      <style:paragraph-properties fo:margin-left="0in" fo:margin-right="0in" fo:line-height="150%" fo:text-align="justify" style:justify-single-word="false" fo:text-indent="0in" style:auto-text-indent="false"/>
      <style:text-properties fo:font-size="14pt" officeooo:paragraph-rsid="002fc851" style:font-size-asian="14pt" style:font-size-complex="14pt"/>
    </style:style>
    <style:style style:name="P36" style:family="paragraph" style:parent-style-name="List_20_Paragraph" style:list-style-name="WWNum1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officeooo:rsid="001d02a5" officeooo:paragraph-rsid="00362aaf" style:font-size-asian="14pt" style:font-name-complex="Times New Roman2" style:font-size-complex="14pt"/>
    </style:style>
    <style:style style:name="P37" style:family="paragraph" style:parent-style-name="List_20_Paragraph" style:list-style-name="WWNum1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6pt" officeooo:rsid="001d02a5" officeooo:paragraph-rsid="00362aaf" style:font-size-asian="16pt" style:font-name-complex="Times New Roman2" style:font-size-complex="16pt"/>
    </style:style>
    <style:style style:name="P38" style:family="paragraph">
      <style:paragraph-properties fo:text-align="center"/>
    </style:style>
    <style:style style:name="P39" style:family="paragraph">
      <style:paragraph-properties fo:text-align="center"/>
      <style:text-properties fo:font-size="18pt" style:font-size-asian="18pt" style:font-size-complex="18pt"/>
    </style:style>
    <style:style style:name="P40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41" style:family="paragraph">
      <loext:graphic-properties draw:fill="none" draw:fill-color="#ffffff"/>
    </style:style>
    <style:style style:name="P42" style:family="paragraph">
      <loext:graphic-properties draw:fill="none" draw:fill-color="#ffffff"/>
      <style:paragraph-properties fo:text-align="center"/>
    </style:style>
    <style:style style:name="P43" style:family="paragraph">
      <style:paragraph-properties fo:text-align="center"/>
      <style:text-properties fo:font-size="12pt" style:font-size-asian="12pt" style:font-size-complex="12pt"/>
    </style:style>
    <style:style style:name="P44" style:family="paragraph">
      <style:paragraph-properties fo:text-align="end"/>
    </style:style>
    <style:style style:name="P45" style:family="paragraph">
      <loext:graphic-properties draw:fill="none" draw:fill-color="#ffffff"/>
      <style:paragraph-properties fo:text-align="end"/>
    </style:style>
    <style:style style:name="T1" style:family="text">
      <style:text-properties style:font-name="Times New Roman" style:font-name-complex="Times New Roman2"/>
    </style:style>
    <style:style style:name="T2" style:family="text">
      <style:text-properties style:font-name="Times New Roman" officeooo:rsid="001dfa0f" style:font-name-complex="Times New Roman2"/>
    </style:style>
    <style:style style:name="T3" style:family="text">
      <style:text-properties style:font-name="Times New Roman" officeooo:rsid="002fc851" style:font-name-complex="Times New Roman2"/>
    </style:style>
    <style:style style:name="T4" style:family="text">
      <style:text-properties officeooo:rsid="001dfa0f"/>
    </style:style>
    <style:style style:name="T5" style:family="text">
      <style:text-properties officeooo:rsid="002aa89b"/>
    </style:style>
    <style:style style:name="T6" style:family="text">
      <style:text-properties officeooo:rsid="002e02e8"/>
    </style:style>
    <style:style style:name="T7" style:family="text">
      <style:text-properties officeooo:rsid="002fc851"/>
    </style:style>
    <style:style style:name="T8" style:family="text">
      <style:text-properties officeooo:rsid="00362aaf"/>
    </style:style>
    <style:style style:name="T9" style:family="text">
      <style:text-properties officeooo:rsid="0037cb01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Times New Roman" fo:font-size="12pt" style:font-name-asian="Times New Roman1" style:font-size-asian="12pt" style:font-name-complex="Times New Roman" style:font-size-complex="12pt"/>
    </style:style>
    <style:style style:name="T12" style:family="text">
      <style:text-properties style:font-name="Times New Roman" fo:font-size="18pt" style:font-name-asian="Times New Roman1" style:font-size-asian="18pt" style:font-name-complex="Times New Roman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gr1" style:family="graphic">
      <style:graphic-properties draw:textarea-horizontal-align="justify" draw:textarea-vertical-align="middle" draw:auto-grow-height="false" fo:min-height="0.3984in" fo:min-width="1.2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Arrow" draw:textarea-horizontal-align="justify" draw:textarea-vertical-align="middle" draw:auto-grow-height="false" fo:min-height="0.3866in" fo:min-width="1.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textarea-horizontal-align="justify" draw:textarea-vertical-align="middle" draw:auto-grow-height="false" fo:min-height="0.4492in" fo:min-width="1.0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Arrow" draw:textarea-horizontal-align="justify" draw:textarea-vertical-align="middle" draw:auto-grow-height="false" fo:min-height="0.3091in" fo:min-width="1.0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Arrow" draw:textarea-horizontal-align="justify" draw:textarea-vertical-align="middle" draw:auto-grow-height="false" fo:min-height="0.6146in" fo:min-width="1.4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Arrow" draw:textarea-horizontal-align="justify" draw:textarea-vertical-align="middle" draw:auto-grow-height="false" fo:min-height="0.5264in" fo:min-width="0.6618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marker-start="Arrow" draw:marker-end="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start="Arrow" draw:marker-end="" draw:textarea-horizontal-align="justify" draw:textarea-vertical-align="middle" draw:auto-grow-height="false" fo:min-height="0.348in" fo:min-width="0.8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start="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Arrow" draw:marker-end="" draw:textarea-horizontal-align="justify" draw:textarea-vertical-align="middle" draw:auto-grow-height="false" fo:min-height="0.5264in" fo:min-width="0.6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start="Arrow" draw:marker-end="" draw:textarea-horizontal-align="justify" draw:textarea-vertical-align="middle" draw:auto-grow-height="false" fo:min-height="0.3028in" fo:min-width="1.0173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start="Arrow" draw:marker-end="" draw:textarea-horizontal-align="justify" draw:textarea-vertical-align="middle" draw:auto-grow-height="false" fo:min-height="0.5835in" fo:min-width="1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marker-start="Arrow" draw:marker-end="" draw:textarea-horizontal-align="justify" draw:textarea-vertical-align="middle" draw:auto-grow-height="false" fo:min-height="0.4571in" fo:min-width="1.1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marker-start="Arrow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marker-start="Arrow" draw:fill="none" draw:fill-color="#ffffff" fo:min-height="0.2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marker-start="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marker-start="Arrow" draw:textarea-horizontal-align="justify" draw:textarea-vertical-align="middle" draw:auto-grow-height="false" fo:min-height="0.2693in" fo:min-width="1.2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marker-start="Arrow" draw:textarea-horizontal-align="justify" draw:textarea-vertical-align="middle" draw:auto-grow-height="false" fo:min-height="0.3937in" fo:min-width="1.2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marker-start="Arrow" draw:textarea-horizontal-align="justify" draw:textarea-vertical-align="middle" draw:auto-grow-height="false" fo:min-height="0.3165in" fo:min-width="1.2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Write a C++ program that accepts a salary of individual and calculate the tax and net pay of employee salary.</text:span></text:p>
      <text:p text:style-name="P2"><draw:frame text:anchor-type="paragraph" draw:z-index="1" draw:name="Shape2" draw:style-name="gr2" draw:text-style-name="P40" svg:width="2.063in" svg:height="0.365in" svg:x="4.2071in" svg:y="0.2217in"><draw:text-box><text:p text:style-name="P38"><text:span text:style-name="T10">Flowchart</text:span></text:p></draw:text-box></draw:frame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draw:custom-shape text:anchor-type="paragraph" draw:z-index="0" draw:name="Shape1" draw:style-name="gr1" draw:text-style-name="P39" svg:width="1.7398in" svg:height="0.563in" svg:x="4.2728in" svg:y="0.3953in"><text:p text:style-name="P38"><text:span text:style-name="T10">Star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name="Shape3" draw:style-name="gr3" draw:text-style-name="P38" svg:x1="5.1476in" svg:y1="1.4366in" svg:x2="5.1374in" svg:y2="0.9575in"><text:p/></draw:line><draw:custom-shape text:anchor-type="paragraph" draw:z-index="3" draw:name="Shape4" draw:style-name="gr4" draw:text-style-name="P39" svg:width="2.0213in" svg:height="0.615in" svg:x="4.0752in" svg:y="1.4161in"><text:p text:style-name="P38"><text:span text:style-name="T10">Read Salary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Pseudo code</text:p>
          </table:table-cell>
        </table:table-row>
        <table:table-row>
          <table:table-cell table:style-name="Table1.A2" office:value-type="string">
            <text:p text:style-name="P10">Start</text:p>
          </table:table-cell>
        </table:table-row>
        <table:table-row>
          <table:table-cell table:style-name="Table1.A2" office:value-type="string">
            <text:p text:style-name="P10">Read Salary</text:p>
          </table:table-cell>
        </table:table-row>
        <table:table-row>
          <table:table-cell table:style-name="Table1.A2" office:value-type="string">
            <text:p text:style-name="P10">Set <text:span text:style-name="T4">Tax to</text:span></text:p>
          </table:table-cell>
        </table:table-row>
        <table:table-row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/text:p>
      <text:list xml:id="list3620364736" text:style-name="WWNum1">
        <text:list-header>
          <text:p text:style-name="P30"><draw:frame text:anchor-type="paragraph" draw:z-index="12" draw:name="Shape15" draw:style-name="gr10" draw:text-style-name="P41" svg:width="0.6567in" svg:height="0.1925in" svg:x="6.0717in" svg:y="3.989in"><draw:text-box><text:p>false</text:p></draw:text-box></draw:frame><draw:frame text:anchor-type="paragraph" draw:z-index="18" draw:name="Shape20" draw:style-name="gr10" draw:text-style-name="P42" svg:width="0.813in" svg:height="0.1925in" svg:x="5.2173in" svg:y="4.9161in"><draw:text-box><text:p>true</text:p></draw:text-box></draw:frame><draw:line text:anchor-type="paragraph" draw:z-index="19" draw:name="Shape21" draw:style-name="gr9" draw:text-style-name="P38" svg:x1="5.8634in" svg:y1="5.8949in" svg:x2="6.4988in" svg:y2="5.8638in"><text:p/></draw:line><draw:line text:anchor-type="paragraph" draw:z-index="20" draw:name="Shape22" draw:style-name="gr12" draw:text-style-name="P38" svg:x1="6.5087in" svg:y1="6.385in" svg:x2="6.4984in" svg:y2="5.8953in"><text:p/></draw:line><text:span text:style-name="T2">2. </text:span><text:span text:style-name="T1">Write a C++ program that able to check whether the number is prime.</text:span></text:p>
        </text:list-header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<draw:custom-shape text:anchor-type="paragraph" draw:z-index="4" draw:name="Shape5" draw:style-name="gr5" draw:text-style-name="P38" svg:width="1.4898in" svg:height="0.6358in" svg:x="4.4189in" svg:y="0.0736in"><text:p text:style-name="P38"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Shape6" draw:style-name="gr3" draw:text-style-name="P38" svg:x1="5.2311in" svg:y1="1.1362in" svg:x2="5.2311in" svg:y2="0.7091in"><text:p/></draw:line><draw:custom-shape text:anchor-type="paragraph" draw:z-index="6" draw:name="Shape7" draw:style-name="gr6" draw:text-style-name="P38" svg:width="1.6252in" svg:height="0.4898in" svg:x="4.3354in" svg:y="1.1256in"><text:p text:style-name="P38">Read num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7" draw:name="Shape8" draw:style-name="gr3" draw:text-style-name="P38" svg:x1="5.1791in" svg:y1="2.1154in" svg:x2="5.1689in" svg:y2="1.6154in"><text:p/></draw:line><draw:custom-shape text:anchor-type="paragraph" draw:z-index="8" draw:name="Shape9" draw:style-name="gr7" draw:text-style-name="P38" svg:width="1.448in" svg:height="0.615in" svg:x="4.4398in" svg:y="2.1047in"><text:p text:style-name="P38">I = 2</text:p><draw:enhanced-geometry svg:viewBox="0 0 21600 21600" draw:type="rectangle" draw:enhanced-path="M 0 0 L 21600 0 21600 21600 0 21600 0 0 Z N"/></draw:custom-shape><draw:custom-shape text:anchor-type="paragraph" draw:z-index="13" draw:name="Shape16" draw:style-name="gr11" svg:width="1.2815in" svg:height="0.5524in" svg:x="6.3772in" svg:y="4.4693in"><text:p>Print “prime”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7" draw:name="Shape19" draw:style-name="gr13" svg:width="1.2921in" svg:height="1.0524in" svg:x="4.5335in" svg:y="4.8236in"><text:p>num%i != 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6" draw:name="Shape18" draw:style-name="gr12" draw:text-style-name="P38" svg:x1="5.1791in" svg:y1="4.8445in" svg:x2="5.1689in" svg:y2="4.3547in"><text:p/></draw:line><draw:frame text:anchor-type="paragraph" draw:z-index="21" draw:name="Shape23" draw:style-name="gr10" draw:text-style-name="P41" svg:width="0.6358in" svg:height="0.1925in" svg:x="5.8252in" svg:y="5.1102in"><draw:text-box><text:p>false</text:p></draw:text-box></draw:frame><draw:line text:anchor-type="paragraph" draw:z-index="27" draw:name="Shape28" draw:style-name="gr12" draw:text-style-name="P38" svg:x1="7.252in" svg:y1="6.9697in" svg:x2="7.2209in" svg:y2="5.0217in"><text:p/></draw:line><draw:line text:anchor-type="paragraph" draw:z-index="15" draw:name="Shape12" draw:style-name="gr9" draw:text-style-name="P38" svg:x1="5.8457in" svg:y1="3.8028in" svg:x2="7.0748in" svg:y2="3.7508in"><text:p/></draw:line><draw:line text:anchor-type="paragraph" draw:z-index="14" draw:name="Shape17" draw:style-name="gr12" draw:text-style-name="P38" svg:x1="7.0854in" svg:y1="4.4697in" svg:x2="7.0752in" svg:y2="3.7508in"><text:p/></draw:line>1</text:p>
          </table:table-cell>
          <table:table-cell table:style-name="Table2.B1" office:value-type="string">
            <text:p text:style-name="P15">Start</text:p>
          </table:table-cell>
        </table:table-row>
        <table:table-row>
          <table:table-cell table:style-name="Table2.A2" office:value-type="string">
            <text:p text:style-name="P15">2</text:p>
          </table:table-cell>
          <table:table-cell table:style-name="Table2.B2" office:value-type="string">
            <text:p text:style-name="P15">Read num</text:p>
          </table:table-cell>
        </table:table-row>
        <table:table-row>
          <table:table-cell table:style-name="Table2.A2" office:value-type="string">
            <text:p text:style-name="P15">3</text:p>
          </table:table-cell>
          <table:table-cell table:style-name="Table2.B2" office:value-type="string">
            <text:p text:style-name="P15">If num&lt;=1 then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B2" office:value-type="string">
            <text:p text:style-name="P15">Print “not prime”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B2" office:value-type="string">
            <text:p text:style-name="P15">Stop</text:p>
          </table:table-cell>
        </table:table-row>
        <table:table-row>
          <table:table-cell table:style-name="Table2.A2" office:value-type="string">
            <text:p text:style-name="P14"><draw:line text:anchor-type="paragraph" draw:z-index="9" draw:name="Shape10" draw:style-name="gr3" draw:text-style-name="P38" svg:x1="5.2in" svg:y1="1.4799in" svg:x2="5.1898in" svg:y2="0.9591in"><text:p/></draw:line></text:p>
          </table:table-cell>
          <table:table-cell table:style-name="Table2.B2" office:value-type="string">
            <text:p text:style-name="P15">End if</text:p>
          </table:table-cell>
        </table:table-row>
        <table:table-row>
          <table:table-cell table:style-name="Table2.A2" office:value-type="string">
            <text:p text:style-name="P15">4</text:p>
          </table:table-cell>
          <table:table-cell table:style-name="Table2.B2" office:value-type="string">
            <text:p text:style-name="P15">i=2</text:p>
          </table:table-cell>
        </table:table-row>
        <table:table-row>
          <table:table-cell table:style-name="Table2.A2" office:value-type="string">
            <text:p text:style-name="P15"><draw:custom-shape text:anchor-type="paragraph" draw:z-index="10" draw:name="Shape11" draw:style-name="gr8" svg:width="1.3232in" svg:height="1.0524in" svg:x="4.5209in" svg:y="0.7508in"><text:p>I &lt;= num/2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5</text:p>
          </table:table-cell>
          <table:table-cell table:style-name="Table2.B2" office:value-type="string">
            <text:p text:style-name="P15">While i&lt;=num/2</text:p>
          </table:table-cell>
        </table:table-row>
        <table:table-row>
          <table:table-cell table:style-name="Table2.A2" office:value-type="string">
            <text:p text:style-name="P12"><draw:line text:anchor-type="paragraph" draw:z-index="11" draw:name="Shape14" draw:style-name="gr9" draw:text-style-name="P38" svg:x1="4.5228in" svg:y1="0.9256in" svg:x2="3.4083in" svg:y2="0.9673in"><text:p/></draw:line><draw:line text:anchor-type="paragraph" draw:z-index="25" draw:name="Shape27" draw:style-name="gr9" draw:text-style-name="P38" svg:x1="3.4083in" svg:y1="0.9673in" svg:x2="3.5228in" svg:y2="4.2925in"><text:p/></draw:line></text:p>
          </table:table-cell>
          <table:table-cell table:style-name="Table2.B2" office:value-type="string">
            <text:p text:style-name="P15">If num%i == 0 then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5">Print “not prime”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5">Stop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5">End if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5">I++;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5">End while;</text:p>
          </table:table-cell>
        </table:table-row>
        <table:table-row>
          <table:table-cell table:style-name="Table2.A2" office:value-type="string">
            <text:p text:style-name="P15">6</text:p>
          </table:table-cell>
          <table:table-cell table:style-name="Table2.B2" office:value-type="string">
            <text:p text:style-name="P15">Print “prime”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7</text:p>
          </table:table-cell>
          <table:table-cell table:style-name="Table3.B1" office:value-type="string">
            <text:p text:style-name="P15">Stop</text:p>
          </table:table-cell>
        </table:table-row>
      </table:table>
      <text:p text:style-name="P4"><draw:line text:anchor-type="paragraph" draw:z-index="23" draw:name="Shape25" draw:style-name="gr12" draw:text-style-name="P38" svg:x1="5.2071in" svg:y1="1.0669in" svg:x2="5.228in" svg:y2="0.0795in"><text:p/></draw:line><draw:custom-shape text:anchor-type="paragraph" draw:z-index="22" draw:name="Shape24" draw:style-name="gr14" svg:width="1.615in" svg:height="0.4795in" svg:x="5.5835in" svg:y="0.0272in"><text:p>Print “not prime”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2"><draw:line text:anchor-type="paragraph" draw:z-index="28" draw:name="Shape29" draw:style-name="gr12" draw:text-style-name="P38" svg:x1="6.4465in" svg:y1="0.8961in" svg:x2="6.4465in" svg:y2="0.2189in"><text:p/></draw:line></text:p>
      <text:p text:style-name="P2"/>
      <text:p text:style-name="P2"><draw:custom-shape text:anchor-type="paragraph" draw:z-index="24" draw:name="Shape26" draw:style-name="gr15" draw:text-style-name="P38" svg:width="1.3232in" svg:height="0.5835in" svg:x="4.5193in" svg:y="0.1846in"><text:p text:style-name="P38">i++</text:p><draw:enhanced-geometry svg:viewBox="0 0 21600 21600" draw:type="rectangle" draw:enhanced-path="M 0 0 L 21600 0 21600 21600 0 21600 0 0 Z N"/></draw:custom-shape><draw:custom-shape text:anchor-type="paragraph" draw:z-index="29" draw:name="Shape30" draw:style-name="gr16" draw:text-style-name="P38" svg:width="1.6252in" svg:height="0.6461in" svg:x="6.0299in" svg:y="0.2575in"><text:p text:style-name="P38">Sto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line text:anchor-type="paragraph" draw:z-index="26" draw:name="Shape13" draw:style-name="gr12" draw:text-style-name="P38" svg:x1="4.5713in" svg:y1="0.2323in" svg:x2="3.561in" svg:y2="0.2634in"><text:p/></draw:line></text:p>
      <text:p text:style-name="P2"/>
      <text:p text:style-name="P2"/>
      <text:p text:style-name="P2"/>
      <text:p text:style-name="P2"/>
      <text:p text:style-name="P2"><text:soft-page-break/></text:p>
      <text:list xml:id="list150905555545849" text:continue-numbering="true" text:style-name="WWNum1">
        <text:list-header>
          <text:p text:style-name="P31"><text:span text:style-name="T5">3 . </text:span>Write a C++ program that able to reverse a given numbers. E.g. 12345 to 54321</text:p>
        </text:list-header>
      </text:list>
      <text:p text:style-name="P2"><draw:custom-shape text:anchor-type="paragraph" draw:z-index="30" draw:name="Shape5" draw:style-name="gr5" draw:text-style-name="P38" svg:width="1.4898in" svg:height="0.6358in" svg:x="4.4189in" svg:y="0.0736in"><text:p text:style-name="P38"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7" draw:style-name="gr6" draw:text-style-name="P38" svg:width="1.6252in" svg:height="0.4898in" svg:x="4.3354in" svg:y="1.1256in"><text:p text:style-name="P38">Read num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36" draw:name="Shape6" draw:style-name="gr3" draw:text-style-name="P38" svg:x1="5.172in" svg:y1="3.0634in" svg:x2="5.172in" svg:y2="2.6362in"><text:p/></draw:line><draw:frame text:anchor-type="paragraph" draw:z-index="42" draw:name="Shape32" draw:style-name="gr18" draw:text-style-name="P41" svg:width="0.813in" svg:height="0.1925in" svg:x="6.2126in" svg:y="3.5866in"><draw:text-box><text:p>false</text:p></draw:text-box></draw:frame><text:s text:c="172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<draw:line text:anchor-type="paragraph" draw:z-index="32" draw:name="Shape6" draw:style-name="gr3" draw:text-style-name="P38" svg:x1="5.1201in" svg:y1="0.8098in" svg:x2="5.1201in" svg:y2="0.3827in"><text:p/></draw:line><draw:line text:anchor-type="paragraph" draw:z-index="35" draw:name="Shape6" draw:style-name="gr3" draw:text-style-name="P38" svg:x1="5.1236in" svg:y1="1.7161in" svg:x2="5.1236in" svg:y2="1.289in"><text:p/></draw:line><draw:custom-shape text:anchor-type="paragraph" draw:z-index="33" draw:name="Shape9" draw:style-name="gr7" draw:text-style-name="P38" svg:width="1.448in" svg:height="0.615in" svg:x="4.4016in" svg:y="1.6953in"><text:p text:style-name="P38">a = 0</text:p><draw:enhanced-geometry svg:viewBox="0 0 21600 21600" draw:type="rectangle" draw:enhanced-path="M 0 0 L 21600 0 21600 21600 0 21600 0 0 Z N"/></draw:custom-shape><draw:custom-shape text:anchor-type="paragraph" draw:z-index="34" draw:name="Shape11" draw:style-name="gr8" svg:width="1.3232in" svg:height="1.0524in" svg:x="4.4827in" svg:y="2.7335in"><text:p>num != 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7" draw:name="Shape12" draw:style-name="gr9" draw:text-style-name="P38" svg:x1="5.7575in" svg:y1="3.2646in" svg:x2="6.9866in" svg:y2="3.2126in"><text:p/></draw:line><draw:custom-shape text:anchor-type="paragraph" draw:z-index="39" draw:name="Shape9" draw:style-name="gr7" draw:text-style-name="P43" svg:width="1.448in" svg:height="0.615in" svg:x="4.4673in" svg:y="4.5634in"><text:p text:style-name="P38"><text:span text:style-name="T11">b = num % 10;</text:span></text:p><text:p text:style-name="P38"><text:span text:style-name="T11">a = a*10 + b;</text:span></text:p><text:p text:style-name="P38"><text:span text:style-name="T11">num = num/10</text:span></text:p><draw:enhanced-geometry svg:viewBox="0 0 21600 21600" draw:type="rectangle" draw:enhanced-path="M 0 0 L 21600 0 21600 21600 0 21600 0 0 Z N"/></draw:custom-shape><draw:line text:anchor-type="paragraph" draw:z-index="38" draw:name="Shape6" draw:style-name="gr3" draw:text-style-name="P38" svg:x1="5.1638in" svg:y1="4.572in" svg:x2="5.1547in" svg:y2="3.7854in"><text:p/></draw:line><draw:frame text:anchor-type="paragraph" draw:z-index="41" draw:name="Shape31" draw:style-name="gr17" draw:text-style-name="P45" svg:width="0.8661in" svg:height="0.2606in" svg:x="4.289in" svg:y="4in"><draw:text-box><text:p text:style-name="P44">true</text:p></draw:text-box></draw:frame><draw:line text:anchor-type="paragraph" draw:z-index="40" draw:name="Shape6" draw:style-name="gr3" draw:text-style-name="P38" svg:x1="6.9701in" svg:y1="4.3433in" svg:x2="6.9866in" svg:y2="3.2126in"><text:p/></draw:line><draw:line text:anchor-type="paragraph" draw:z-index="48" draw:name="Shape34" draw:style-name="gr3" draw:text-style-name="P38" svg:x1="4.4827in" svg:y1="3.2492in" svg:x2="3.2783in" svg:y2="3.2283in"><text:p/></draw:line>1</text:p>
          </table:table-cell>
          <table:table-cell table:style-name="Table4.B1" office:value-type="string">
            <text:p text:style-name="P16">Start</text:p>
          </table:table-cell>
        </table:table-row>
        <table:table-row>
          <table:table-cell table:style-name="Table4.A2" office:value-type="string">
            <text:p text:style-name="P16">2</text:p>
          </table:table-cell>
          <table:table-cell table:style-name="Table4.B2" office:value-type="string">
            <text:p text:style-name="P16">Read num;</text:p>
          </table:table-cell>
        </table:table-row>
        <table:table-row>
          <table:table-cell table:style-name="Table4.A2" office:value-type="string">
            <text:p text:style-name="P16">3</text:p>
          </table:table-cell>
          <table:table-cell table:style-name="Table4.B2" office:value-type="string">
            <text:p text:style-name="P16">a = 0</text:p>
          </table:table-cell>
        </table:table-row>
        <table:table-row>
          <table:table-cell table:style-name="Table4.A2" office:value-type="string">
            <text:p text:style-name="P16">4</text:p>
          </table:table-cell>
          <table:table-cell table:style-name="Table4.B2" office:value-type="string">
            <text:p text:style-name="P16">While num != 0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B2" office:value-type="string">
            <text:p text:style-name="P16">b = num % 10;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B2" office:value-type="string">
            <text:p text:style-name="P16">a = a*10 + b;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B2" office:value-type="string">
            <text:p text:style-name="P16">num = num/10;</text:p>
          </table:table-cell>
        </table:table-row>
        <table:table-row>
          <table:table-cell table:style-name="Table4.A2" office:value-type="string">
            <text:p text:style-name="P16">5</text:p>
          </table:table-cell>
          <table:table-cell table:style-name="Table4.B2" office:value-type="string">
            <text:p text:style-name="P16">Display a;</text:p>
          </table:table-cell>
        </table:table-row>
        <table:table-row>
          <table:table-cell table:style-name="Table4.A2" office:value-type="string">
            <text:p text:style-name="P16"><draw:line text:anchor-type="paragraph" draw:z-index="47" draw:name="Shape33" draw:style-name="gr19" draw:text-style-name="P38" svg:x1="3.2382in" svg:y1="1.9409in" svg:x2="3.2783in" svg:y2="0.3118in"><text:p/></draw:line>6</text:p>
          </table:table-cell>
          <table:table-cell table:style-name="Table4.B2" office:value-type="string">
            <text:p text:style-name="P16">stop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B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B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B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2"><draw:custom-shape text:anchor-type="paragraph" draw:z-index="43" draw:name="Shape7" draw:style-name="gr6" draw:text-style-name="P38" svg:width="1.6252in" svg:height="0.4898in" svg:x="6.0484in" svg:y="0.0252in"><text:p text:style-name="P38">Print a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    </table:table-cell>
          <table:table-cell table:style-name="Table4.B2" office:value-type="string">
            <text:p text:style-name="P12"/>
          </table:table-cell>
        </table:table-row>
      </table:table>
      <text:p text:style-name="P2"><draw:line text:anchor-type="paragraph" draw:z-index="44" draw:name="Shape6" draw:style-name="gr3" draw:text-style-name="P38" svg:x1="6.8516in" svg:y1="1.0583in" svg:x2="6.8681in" svg:y2="0.1882in"><text:p/></draw:line><draw:line text:anchor-type="paragraph" draw:z-index="46" draw:name="Shape12" draw:style-name="gr9" draw:text-style-name="P38" svg:x1="3.2764in" svg:y1="0.1563in" svg:x2="4.5055in" svg:y2="0.1043in"><text:p/></draw:line></text:p>
      <text:p text:style-name="P2"/>
      <text:p text:style-name="P2"/>
      <text:p text:style-name="P2"><draw:custom-shape text:anchor-type="paragraph" draw:z-index="45" draw:name="Shape30" draw:style-name="gr16" draw:text-style-name="P38" svg:width="1.6252in" svg:height="0.6461in" svg:x="6.0299in" svg:y="0.1866in"><text:p text:style-name="P38">Sto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50906606989044" text:continue-numbering="true" text:style-name="WWNum1">
        <text:list-header>
          <text:p text:style-name="P33"><text:span text:style-name="T6">4. </text:span>Write a program to compute a factorial of a given numbers.</text:p>
        </text:list-header>
      </text:list>
      <text:p text:style-name="P26"><draw:custom-shape text:anchor-type="paragraph" draw:z-index="49" draw:name="Shape5" draw:style-name="gr5" draw:text-style-name="P38" svg:width="1.4898in" svg:height="0.6358in" svg:x="4.3146in" svg:y="0.0736in"><text:p text:style-name="P38"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5"><draw:line text:anchor-type="paragraph" draw:z-index="53" draw:name="Shape35" draw:style-name="gr3" draw:text-style-name="P38" svg:x1="4.9661in" svg:y1="0.7657in" svg:x2="4.9764in" svg:y2="0.2866in"><text:p/></draw:line><draw:line text:anchor-type="paragraph" draw:z-index="54" draw:name="Shape36" draw:style-name="gr3" draw:text-style-name="P38" svg:x1="4.9661in" svg:y1="1.7756in" svg:x2="4.9661in" svg:y2="1.1929in"><text:p/></draw:line><draw:line text:anchor-type="paragraph" draw:z-index="55" draw:name="Shape37" draw:style-name="gr3" draw:text-style-name="P38" svg:x1="4.9449in" svg:y1="2.9902in" svg:x2="4.9346in" svg:y2="2.3902in"><text:p/></draw:line><draw:custom-shape text:anchor-type="paragraph" draw:z-index="50" draw:name="Shape7" draw:style-name="gr6" draw:text-style-name="P38" svg:width="1.6252in" svg:height="0.4898in" svg:x="4.1098in" svg:y="0.7661in"><text:p text:style-name="P38">Read num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51" draw:name="Shape9" draw:style-name="gr7" draw:text-style-name="P38" svg:width="1.448in" svg:height="0.615in" svg:x="4.1756in" svg:y="1.7756in"><text:p text:style-name="P38">a = 1,b=1</text:p><draw:enhanced-geometry svg:viewBox="0 0 21600 21600" draw:type="rectangle" draw:enhanced-path="M 0 0 L 21600 0 21600 21600 0 21600 0 0 Z N"/></draw:custom-shape>1</text:p>
          </table:table-cell>
          <table:table-cell table:style-name="Table5.B1" office:value-type="string">
            <text:p text:style-name="P25">Start</text:p>
          </table:table-cell>
        </table:table-row>
        <table:table-row>
          <table:table-cell table:style-name="Table5.A2" office:value-type="string">
            <text:p text:style-name="P25">2</text:p>
          </table:table-cell>
          <table:table-cell table:style-name="Table5.B2" office:value-type="string">
            <text:p text:style-name="P25">Read num</text:p>
          </table:table-cell>
        </table:table-row>
        <table:table-row>
          <table:table-cell table:style-name="Table5.A2" office:value-type="string">
            <text:p text:style-name="P25">3</text:p>
          </table:table-cell>
          <table:table-cell table:style-name="Table5.B2" office:value-type="string">
            <text:p text:style-name="P25">a=1 ,b=1</text:p>
          </table:table-cell>
        </table:table-row>
        <table:table-row>
          <table:table-cell table:style-name="Table5.A2" office:value-type="string">
            <text:p text:style-name="P25">4</text:p>
          </table:table-cell>
          <table:table-cell table:style-name="Table5.B2" office:value-type="string">
            <text:p text:style-name="P25">While b&lt;=num</text:p>
          </table:table-cell>
        </table:table-row>
        <table:table-row>
          <table:table-cell table:style-name="Table5.A2" office:value-type="string">
            <text:p text:style-name="P24"/>
          </table:table-cell>
          <table:table-cell table:style-name="Table5.B2" office:value-type="string">
            <text:p text:style-name="P25">a=a*b;</text:p>
          </table:table-cell>
        </table:table-row>
        <table:table-row>
          <table:table-cell table:style-name="Table5.A2" office:value-type="string">
            <text:p text:style-name="P24"/>
          </table:table-cell>
          <table:table-cell table:style-name="Table5.B2" office:value-type="string">
            <text:p text:style-name="P25">b=b+1;</text:p>
          </table:table-cell>
        </table:table-row>
        <table:table-row>
          <table:table-cell table:style-name="Table5.A2" office:value-type="string">
            <text:p text:style-name="P24"/>
          </table:table-cell>
          <table:table-cell table:style-name="Table5.B2" office:value-type="string">
            <text:p text:style-name="P25">End while;</text:p>
          </table:table-cell>
        </table:table-row>
        <table:table-row>
          <table:table-cell table:style-name="Table5.A2" office:value-type="string">
            <text:p text:style-name="P25">5</text:p>
          </table:table-cell>
          <table:table-cell table:style-name="Table5.B2" office:value-type="string">
            <text:p text:style-name="P25">Display a;</text:p>
          </table:table-cell>
        </table:table-row>
        <table:table-row>
          <table:table-cell table:style-name="Table5.A2" office:value-type="string">
            <text:p text:style-name="P25"><draw:custom-shape text:anchor-type="paragraph" draw:z-index="52" draw:name="Shape11" draw:style-name="gr8" svg:width="1.3232in" svg:height="1.0524in" svg:x="4.278in" svg:y="0.2665in"><text:p>b &lt;= num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6</text:p>
          </table:table-cell>
          <table:table-cell table:style-name="Table5.B2" office:value-type="string">
            <text:p text:style-name="P25">stop</text:p>
          </table:table-cell>
        </table:table-row>
      </table:table>
      <text:p text:style-name="P26"><draw:frame text:anchor-type="paragraph" draw:z-index="61" draw:name="Shape38" draw:style-name="gr20" draw:text-style-name="P41" svg:width="0.6776in" svg:height="0.2295in" svg:x="5.8165in" svg:y="0.1945in"><draw:text-box><text:p>false</text:p></draw:text-box></draw:frame></text:p>
      <text:p text:style-name="P26"><draw:line text:anchor-type="paragraph" draw:z-index="56" draw:name="Shape12" draw:style-name="gr9" draw:text-style-name="P38" svg:x1="5.5764in" svg:y1="-0.0165in" svg:x2="6.7118in" svg:y2="-0.0165in"><text:p/></draw:line><draw:line text:anchor-type="paragraph" draw:z-index="58" draw:name="Shape37" draw:style-name="gr3" draw:text-style-name="P38" svg:x1="6.6811in" svg:y1="0.5807in" svg:x2="6.6909in" svg:y2="-0.0165in"><text:p/></draw:line></text:p>
      <text:p text:style-name="P26"/>
      <text:p text:style-name="P2"><draw:custom-shape text:anchor-type="paragraph" draw:z-index="57" draw:name="Shape7" draw:style-name="gr6" draw:text-style-name="P38" svg:width="1.6252in" svg:height="0.4898in" svg:x="5.7453in" svg:y="-0.1862in"><text:p text:style-name="P38">Display a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63" draw:name="Shape9" draw:style-name="gr7" draw:text-style-name="P38" svg:width="1.448in" svg:height="0.615in" svg:x="4.2484in" svg:y="0.1425in"><text:p text:style-name="P38">a = a*b</text:p><draw:enhanced-geometry svg:viewBox="0 0 21600 21600" draw:type="rectangle" draw:enhanced-path="M 0 0 L 21600 0 21600 21600 0 21600 0 0 Z N"/></draw:custom-shape><draw:line text:anchor-type="paragraph" draw:z-index="64" draw:name="Shape37" draw:style-name="gr3" draw:text-style-name="P38" svg:x1="4.9626in" svg:y1="0.1425in" svg:x2="4.9626in" svg:y2="-0.2646in"><text:p/></draw:line><draw:frame text:anchor-type="paragraph" draw:z-index="66" draw:name="Shape39" draw:style-name="gr21" draw:text-style-name="P41" svg:width="0.6996in" svg:height="0.2224in" svg:x="5.1398in" svg:y="-0.2646in"><draw:text-box><text:p>true</text:p></draw:text-box></draw:frame></text:p>
      <text:p text:style-name="P2"><draw:line text:anchor-type="paragraph" draw:z-index="60" draw:name="Shape37" draw:style-name="gr3" draw:text-style-name="P38" svg:x1="6.5563in" svg:y1="0.6134in" svg:x2="6.5661in" svg:y2="0.0161in"><text:p/></draw:line><draw:line text:anchor-type="paragraph" draw:z-index="68" draw:name="Shape41" draw:style-name="gr19" draw:text-style-name="P38" svg:x1="3.0772in" svg:y1="1.2535in" svg:x2="3.0772in" svg:y2="0.2016in"><text:p/></draw:line><draw:line text:anchor-type="paragraph" draw:z-index="69" draw:name="Shape42" draw:style-name="gr3" draw:text-style-name="P38" svg:x1="4.2488in" svg:y1="0.1598in" svg:x2="3.0772in" svg:y2="0.2016in"><text:p/></draw:line></text:p>
      <text:p text:style-name="P5"><draw:custom-shape text:anchor-type="paragraph" draw:z-index="59" draw:name="Shape5" draw:style-name="gr5" draw:text-style-name="P38" svg:width="1.4898in" svg:height="0.6358in" svg:x="5.752in" svg:y="0.2717in"><text:p text:style-name="P38">sto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5" draw:name="Shape37" draw:style-name="gr3" draw:text-style-name="P38" svg:x1="4.9626in" svg:y1="0.6654in" svg:x2="4.9626in" svg:y2="0.1819in"><text:p/></draw:line></text:p>
      <text:p text:style-name="P2"/>
      <text:p text:style-name="P2"><draw:custom-shape text:anchor-type="paragraph" draw:z-index="62" draw:name="Shape9" draw:style-name="gr7" draw:text-style-name="P38" svg:width="1.448in" svg:height="0.615in" svg:x="4.2in" svg:y="0.0902in"><text:p text:style-name="P38">b++</text:p><draw:enhanced-geometry svg:viewBox="0 0 21600 21600" draw:type="rectangle" draw:enhanced-path="M 0 0 L 21600 0 21600 21600 0 21600 0 0 Z N"/></draw:custom-shape></text:p>
      <text:p text:style-name="P2"><draw:line text:anchor-type="paragraph" draw:z-index="67" draw:name="Shape40" draw:style-name="gr19" draw:text-style-name="P38" svg:x1="4.1394in" svg:y1="0.0929in" svg:x2="3.0457in" svg:y2="0.1031in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>5. Write a C++ program to compute to display a natural numbers between 1 and 30 which are divisible by 12.</text:p>
      <text:p text:style-name="P2"/>
      <text:p text:style-name="P2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3">1</text:p>
          </table:table-cell>
          <table:table-cell table:style-name="Table12.B1" office:value-type="string">
            <text:p text:style-name="P23">Start</text:p>
          </table:table-cell>
        </table:table-row>
        <table:table-row>
          <table:table-cell table:style-name="Table12.A2" office:value-type="string">
            <text:p text:style-name="P23">2</text:p>
          </table:table-cell>
          <table:table-cell table:style-name="Table12.B2" office:value-type="string">
            <text:p text:style-name="P23">num = 1</text:p>
          </table:table-cell>
        </table:table-row>
        <table:table-row>
          <table:table-cell table:style-name="Table12.A2" office:value-type="string">
            <text:p text:style-name="P23">3</text:p>
          </table:table-cell>
          <table:table-cell table:style-name="Table12.B2" office:value-type="string">
            <text:p text:style-name="P23">While num &lt; 30</text:p>
            <text:p text:style-name="P23">num%12 == 0</text:p>
            <text:p text:style-name="P23">display num</text:p>
            <text:p text:style-name="P23">END</text:p>
          </table:table-cell>
        </table:table-row>
        <table:table-row>
          <table:table-cell table:style-name="Table12.A2" office:value-type="string">
            <text:p text:style-name="P23">4</text:p>
          </table:table-cell>
          <table:table-cell table:style-name="Table12.B2" office:value-type="string">
            <text:p text:style-name="P12"/>
          </table:table-cell>
        </table:table-row>
        <table:table-row>
          <table:table-cell table:style-name="Table12.A2" office:value-type="string">
            <text:p text:style-name="P12"/>
          </table:table-cell>
          <table:table-cell table:style-name="Table12.B2" office:value-type="string">
            <text:p text:style-name="P12"/>
          </table:table-cell>
        </table:table-row>
        <table:table-row>
          <table:table-cell table:style-name="Table12.A2" office:value-type="string">
            <text:p text:style-name="P12"/>
          </table:table-cell>
          <table:table-cell table:style-name="Table12.B2" office:value-type="string">
            <text:p text:style-name="P12"/>
          </table:table-cell>
        </table:table-row>
        <table:table-row>
          <table:table-cell table:style-name="Table12.A2" office:value-type="string">
            <text:p text:style-name="P12"/>
          </table:table-cell>
          <table:table-cell table:style-name="Table12.B2" office:value-type="string">
            <text:p text:style-name="P12"/>
          </table:table-cell>
        </table:table-row>
        <table:table-row>
          <table:table-cell table:style-name="Table12.A2" office:value-type="string">
            <text:p text:style-name="P12"/>
          </table:table-cell>
          <table:table-cell table:style-name="Table12.B2" office:value-type="string">
            <text:p text:style-name="P12"/>
          </table:table-cell>
        </table:table-row>
        <table:table-row>
          <table:table-cell table:style-name="Table12.A2" office:value-type="string">
            <text:p text:style-name="P12"/>
          </table:table-cell>
          <table:table-cell table:style-name="Table12.B2" office:value-type="string">
            <text:p text:style-name="P12"/>
          </table:table-cell>
        </table:table-row>
        <table:table-row>
          <table:table-cell table:style-name="Table12.A2" office:value-type="string">
            <text:p text:style-name="P12"/>
          </table:table-cell>
          <table:table-cell table:style-name="Table12.B2" office:value-type="string">
            <text:p text:style-name="P12"/>
          </table:table-cell>
        </table:table-row>
        <table:table-row>
          <table:table-cell table:style-name="Table12.A2" office:value-type="string">
            <text:p text:style-name="P12"/>
          </table:table-cell>
          <table:table-cell table:style-name="Table12.B2" office:value-type="string">
            <text:p text:style-name="P12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50907277366909" text:continue-numbering="true" text:style-name="WWNum1">
        <text:list-header>
          <text:p text:style-name="P35"><text:span text:style-name="T3">6. <text:s/></text:span><text:span text:style-name="T1">Write a C++ program to find the sum of the following series using do…while loop.</text:span></text:p>
        </text:list-header>
      </text:list>
      <text:p text:style-name="P27">Sum <draw:frame draw:style-name="fr1" draw:name="1" text:anchor-type="as-char" svg:width="1.5898in" svg:height="0.3929in" draw:z-index="7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50906498925444" text:continue-numbering="true" text:style-name="WWNum1">
        <text:list-header>
          <text:p text:style-name="P32"><text:span text:style-name="T7">7. </text:span>Write a C++ program to find the sum and average of the given number using the while loop.</text:p>
        </text:list-header>
      </text:list>
      <text:p text:style-name="P2"><draw:custom-shape text:anchor-type="paragraph" draw:z-index="71" draw:name="Shape5" draw:style-name="gr5" draw:text-style-name="P38" svg:width="1.4898in" svg:height="0.6358in" svg:x="4.3146in" svg:y="0.0736in"><text:p text:style-name="P38"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3" draw:name="Shape47" draw:style-name="gr3" draw:text-style-name="P38" svg:x1="6.8689in" svg:y1="4.4118in" svg:x2="6.8898in" svg:y2="3.839in"><text:p/></draw:line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7"><draw:custom-shape text:anchor-type="paragraph" draw:z-index="74" draw:name="Shape11" draw:style-name="gr8" svg:width="1.3232in" svg:height="1.0524in" svg:x="4.3543in" svg:y="2.9807in"><text:p>Start &lt;= num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73" draw:name="Shape9" draw:style-name="gr7" draw:text-style-name="P38" svg:width="1.448in" svg:height="0.615in" svg:x="4.3043in" svg:y="1.8764in"><text:p text:style-name="P38">start = 1</text:p><draw:enhanced-geometry svg:viewBox="0 0 21600 21600" draw:type="rectangle" draw:enhanced-path="M 0 0 L 21600 0 21600 21600 0 21600 0 0 Z N"/></draw:custom-shape><draw:custom-shape text:anchor-type="paragraph" draw:z-index="72" draw:name="Shape7" draw:style-name="gr6" draw:text-style-name="P38" svg:width="1.6252in" svg:height="0.4898in" svg:x="4.1236in" svg:y="0.8665in"><text:p text:style-name="P38">Read num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75" draw:name="Shape43" draw:style-name="gr3" draw:text-style-name="P38" svg:x1="5.0177in" svg:y1="0.8665in" svg:x2="5.0075in" svg:y2="0.3827in"><text:p/></draw:line><draw:line text:anchor-type="paragraph" draw:z-index="76" draw:name="Shape44" draw:style-name="gr3" draw:text-style-name="P38" svg:x1="5.0177in" svg:y1="1.8764in" svg:x2="4.9866in" svg:y2="1.3563in"><text:p/></draw:line><draw:line text:anchor-type="paragraph" draw:z-index="77" draw:name="Shape44" draw:style-name="gr3" draw:text-style-name="P38" svg:x1="5.0319in" svg:y1="3.011in" svg:x2="5.0008in" svg:y2="2.4909in"><text:p/></draw:line><draw:line text:anchor-type="paragraph" draw:z-index="81" draw:name="Shape45" draw:style-name="gr19" draw:text-style-name="P38" svg:x1="5.6772in" svg:y1="3.5134in" svg:x2="6.8516in" svg:y2="3.5126in"><text:p/></draw:line><draw:frame text:anchor-type="paragraph" draw:z-index="82" draw:name="Shape46" draw:style-name="gr22" draw:text-style-name="P41" svg:width="0.7189in" svg:height="0.2295in" svg:x="5.8201in" svg:y="3.2008in"><draw:text-box><text:p>false</text:p></draw:text-box></draw:frame><draw:line text:anchor-type="paragraph" draw:z-index="87" draw:name="Shape48" draw:style-name="gr19" draw:text-style-name="P38" svg:x1="3.1638in" svg:y1="4.7972in" svg:x2="3.1638in" svg:y2="3.502in"><text:p/></draw:line><draw:line text:anchor-type="paragraph" draw:z-index="88" draw:name="Shape49" draw:style-name="gr3" draw:text-style-name="P38" svg:x1="4.3539in" svg:y1="3.502in" svg:x2="3.1638in" svg:y2="3.502in"><text:p/></draw:line>1</text:p>
          </table:table-cell>
          <table:table-cell table:style-name="Table6.B1" office:value-type="string">
            <text:p text:style-name="P17">Start</text:p>
          </table:table-cell>
        </table:table-row>
        <table:table-row>
          <table:table-cell table:style-name="Table6.A2" office:value-type="string">
            <text:p text:style-name="P17">2</text:p>
          </table:table-cell>
          <table:table-cell table:style-name="Table6.B2" office:value-type="string">
            <text:p text:style-name="P17">Read num</text:p>
          </table:table-cell>
        </table:table-row>
        <table:table-row>
          <table:table-cell table:style-name="Table6.A2" office:value-type="string">
            <text:p text:style-name="P17">3</text:p>
          </table:table-cell>
          <table:table-cell table:style-name="Table6.B2" office:value-type="string">
            <text:p text:style-name="P17">start = 1</text:p>
          </table:table-cell>
        </table:table-row>
        <table:table-row>
          <table:table-cell table:style-name="Table6.A2" office:value-type="string">
            <text:p text:style-name="P17">4</text:p>
          </table:table-cell>
          <table:table-cell table:style-name="Table6.B2" office:value-type="string">
            <text:p text:style-name="P17">While start &lt;= num</text:p>
          </table:table-cell>
        </table:table-row>
        <table:table-row>
          <table:table-cell table:style-name="Table6.A2" office:value-type="string">
            <text:p text:style-name="P12"/>
          </table:table-cell>
          <table:table-cell table:style-name="Table6.B2" office:value-type="string">
            <text:p text:style-name="P17">sum = sum + start;</text:p>
          </table:table-cell>
        </table:table-row>
        <table:table-row>
          <table:table-cell table:style-name="Table6.A2" office:value-type="string">
            <text:p text:style-name="P12"/>
          </table:table-cell>
          <table:table-cell table:style-name="Table6.B2" office:value-type="string">
            <text:p text:style-name="P17">start++;</text:p>
          </table:table-cell>
        </table:table-row>
        <table:table-row>
          <table:table-cell table:style-name="Table6.A2" office:value-type="string">
            <text:p text:style-name="P12"/>
          </table:table-cell>
          <table:table-cell table:style-name="Table6.B2" office:value-type="string">
            <text:p text:style-name="P18">ave = sum/num;</text:p>
          </table:table-cell>
        </table:table-row>
        <table:table-row>
          <table:table-cell table:style-name="Table6.A2" office:value-type="string">
            <text:p text:style-name="P18">5</text:p>
          </table:table-cell>
          <table:table-cell table:style-name="Table6.B2" office:value-type="string">
            <text:p text:style-name="P18">Display sum , ave;</text:p>
          </table:table-cell>
        </table:table-row>
        <table:table-row>
          <table:table-cell table:style-name="Table6.A2" office:value-type="string">
            <text:p text:style-name="P18">6</text:p>
          </table:table-cell>
          <table:table-cell table:style-name="Table6.B2" office:value-type="string">
            <text:p text:style-name="P18">stop</text:p>
          </table:table-cell>
        </table:table-row>
        <table:table-row>
          <table:table-cell table:style-name="Table6.A2" office:value-type="string">
            <text:p text:style-name="P12"/>
          </table:table-cell>
          <table:table-cell table:style-name="Table6.B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12"/>
          </table:table-cell>
          <table:table-cell table:style-name="Table6.B2" office:value-type="string">
            <text:p text:style-name="P12"/>
          </table:table-cell>
        </table:table-row>
      </table:table>
      <text:p text:style-name="P2"><draw:line text:anchor-type="paragraph" draw:z-index="79" draw:name="Shape44" draw:style-name="gr3" draw:text-style-name="P38" svg:x1="5.0736in" svg:y1="0.5803in" svg:x2="5.0425in" svg:y2="0.0602in"><text:p/></draw:line><draw:custom-shape text:anchor-type="paragraph" draw:z-index="84" draw:name="Shape7" draw:style-name="gr6" draw:text-style-name="P38" svg:width="1.6252in" svg:height="0.4898in" svg:x="5.978in" svg:y="0.1189in"><text:p text:style-name="P38">Display sum,ave;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2"><draw:custom-shape text:anchor-type="paragraph" draw:z-index="80" draw:name="Shape9" draw:style-name="gr7" draw:text-style-name="P38" svg:width="1.448in" svg:height="0.615in" svg:x="4.3563in" svg:y="0.2764in"><text:p text:style-name="P38">sum=sum + start;</text:p><text:p text:style-name="P38">Start++;</text:p><text:p text:style-name="P38">ave=sum/num</text:p><draw:enhanced-geometry svg:viewBox="0 0 21600 21600" draw:type="rectangle" draw:enhanced-path="M 0 0 L 21600 0 21600 21600 0 21600 0 0 Z N"/></draw:custom-shape></text:p>
      <text:p text:style-name="P2"><draw:line text:anchor-type="paragraph" draw:z-index="85" draw:name="Shape45" draw:style-name="gr19" draw:text-style-name="P38" svg:x1="3.1819in" svg:y1="0.2508in" svg:x2="4.3563in" svg:y2="0.25in"><text:p/></draw:line><draw:line text:anchor-type="paragraph" draw:z-index="86" draw:name="Shape45" draw:style-name="gr19" draw:text-style-name="P38" svg:x1="5.6772in" svg:y1="3.5134in" svg:x2="6.8516in" svg:y2="3.5126in"><text:p/></draw:line><draw:line text:anchor-type="paragraph" draw:z-index="89" draw:name="Shape47" draw:style-name="gr3" draw:text-style-name="P38" svg:x1="6.7854in" svg:y1="0.9906in" svg:x2="6.7854in" svg:y2="0.0335in"><text:p/></draw:line></text:p>
      <text:p text:style-name="P2"/>
      <text:p text:style-name="P2"/>
      <text:p text:style-name="P2"><draw:custom-shape text:anchor-type="paragraph" draw:z-index="78" draw:name="Shape5" draw:style-name="gr5" draw:text-style-name="P38" svg:width="1.4898in" svg:height="0.6358in" svg:x="6.0646in" svg:y="0.1008in"><text:p text:style-name="P38">sto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50905778924508" text:continue-numbering="true" text:style-name="WWNum1">
        <text:list-header>
          <text:p text:style-name="P36"><text:soft-page-break/><text:span text:style-name="T8">8 </text:span>Write a C++ program to print the sum of the square between 1 and n, where n is a number accepted form the keyboard. I.e. 1+4+16…+ (n*n).</text:p>
        </text:list-header>
      </text:list>
      <text:p text:style-name="P28"/>
      <text:p text:style-name="P28"/>
      <text:p text:style-name="P2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50906383723963" text:continue-numbering="true" text:style-name="WWNum1">
        <text:list-header>
          <text:p text:style-name="P37"><text:soft-page-break/><text:span text:style-name="T8">1. </text:span>Write a C++ program that able to display the following figures.</text:p>
        </text:list-header>
      </text:list>
      <text:p text:style-name="P2"><text:s text:c="4"/><text:span text:style-name="T8">A . <text:s text:c="2"/>******</text:span></text:p>
      <text:p text:style-name="P2"><text:s text:c="11"/>*****</text:p>
      <text:p text:style-name="P2"><text:s text:c="11"/>****</text:p>
      <text:p text:style-name="P2"><text:s text:c="11"/>***</text:p>
      <text:p text:style-name="P2"><draw:custom-shape text:anchor-type="paragraph" draw:z-index="90" draw:name="Shape5" draw:style-name="gr5" draw:text-style-name="P38" svg:width="1.4898in" svg:height="0.6358in" svg:x="4.3874in" svg:y="0.1945in"><text:p text:style-name="P38"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11"/>**</text:p>
      <text:p text:style-name="P2"><text:s text:c="11"/>*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9"><draw:line text:anchor-type="paragraph" draw:z-index="93" draw:name="Shape50" draw:style-name="gr3" draw:text-style-name="P38" svg:x1="5.0807in" svg:y1="0.8295in" svg:x2="5.0807in" svg:y2="0.2161in"><text:p/></draw:line><draw:line text:anchor-type="paragraph" draw:z-index="94" draw:name="Shape51" draw:style-name="gr3" draw:text-style-name="P38" svg:x1="5.0283in" svg:y1="1.6929in" svg:x2="5.0386in" svg:y2="1.2555in"><text:p/></draw:line><draw:custom-shape text:anchor-type="paragraph" draw:z-index="91" draw:name="Shape7" draw:style-name="gr23" draw:text-style-name="P38" svg:width="1.9331in" svg:height="0.4268in" svg:x="4.0957in" svg:y="0.8291in"><text:p text:style-name="P38">Display <text:s/><text:span text:style-name="T12">******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95" draw:name="Shape7" draw:style-name="gr24" draw:text-style-name="P38" svg:width="1.9331in" svg:height="0.6248in" svg:x="3.9846in" svg:y="1.6563in"><text:p text:style-name="P38">Display <text:s/><text:span text:style-name="T12">*****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00" draw:name="Shape51" draw:style-name="gr3" draw:text-style-name="P38" svg:x1="4.9382in" svg:y1="2.7181in" svg:x2="4.9484in" svg:y2="2.2807in"><text:p/></draw:line>1</text:p>
          </table:table-cell>
          <table:table-cell table:style-name="Table7.B1" office:value-type="string">
            <text:p text:style-name="P19">start</text:p>
          </table:table-cell>
        </table:table-row>
        <table:table-row>
          <table:table-cell table:style-name="Table7.A2" office:value-type="string">
            <text:p text:style-name="P19">2</text:p>
          </table:table-cell>
          <table:table-cell table:style-name="Table7.B2" office:value-type="string">
            <text:p text:style-name="P19">Display ******</text:p>
          </table:table-cell>
        </table:table-row>
        <table:table-row>
          <table:table-cell table:style-name="Table7.A2" office:value-type="string">
            <text:p text:style-name="P12"/>
          </table:table-cell>
          <table:table-cell table:style-name="Table7.B2" office:value-type="string">
            <text:p text:style-name="P19">Display *****</text:p>
          </table:table-cell>
        </table:table-row>
        <table:table-row>
          <table:table-cell table:style-name="Table7.A2" office:value-type="string">
            <text:p text:style-name="P12"/>
          </table:table-cell>
          <table:table-cell table:style-name="Table7.B2" office:value-type="string">
            <text:p text:style-name="P19">Display ****</text:p>
          </table:table-cell>
        </table:table-row>
        <table:table-row>
          <table:table-cell table:style-name="Table7.A2" office:value-type="string">
            <text:p text:style-name="P12"/>
          </table:table-cell>
          <table:table-cell table:style-name="Table7.B2" office:value-type="string">
            <text:p text:style-name="P19">Display ***</text:p>
          </table:table-cell>
        </table:table-row>
        <table:table-row>
          <table:table-cell table:style-name="Table7.A2" office:value-type="string">
            <text:p text:style-name="P12"/>
          </table:table-cell>
          <table:table-cell table:style-name="Table7.B2" office:value-type="string">
            <text:p text:style-name="P19">Display **</text:p>
          </table:table-cell>
        </table:table-row>
        <table:table-row>
          <table:table-cell table:style-name="Table7.A2" office:value-type="string">
            <text:p text:style-name="P12"/>
          </table:table-cell>
          <table:table-cell table:style-name="Table7.B2" office:value-type="string">
            <text:p text:style-name="P19">Display *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9"><draw:custom-shape text:anchor-type="paragraph" draw:z-index="96" draw:name="Shape7" draw:style-name="gr24" draw:text-style-name="P38" svg:width="1.9331in" svg:height="0.6248in" svg:x="3.839in" svg:y="0.0535in"><text:p text:style-name="P38">Display <text:s/><text:span text:style-name="T12">****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3</text:p>
          </table:table-cell>
          <table:table-cell table:style-name="Table8.B1" office:value-type="string">
            <text:p text:style-name="P19">stop</text:p>
          </table:table-cell>
        </table:table-row>
      </table:table>
      <text:p text:style-name="P2"/>
      <text:p text:style-name="P2"><draw:line text:anchor-type="paragraph" draw:z-index="103" draw:name="Shape51" draw:style-name="gr3" draw:text-style-name="P38" svg:x1="4.872in" svg:y1="0.5012in" svg:x2="4.8823in" svg:y2="0.0638in"><text:p/></draw:line></text:p>
      <text:p text:style-name="P2"><draw:custom-shape text:anchor-type="paragraph" draw:z-index="97" draw:name="Shape7" draw:style-name="gr24" draw:text-style-name="P38" svg:width="1.9331in" svg:height="0.6248in" svg:x="3.7835in" svg:y="0.0709in"><text:p text:style-name="P38">Display <text:s/><text:span text:style-name="T12">***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2"/>
      <text:p text:style-name="P2"><draw:line text:anchor-type="paragraph" draw:z-index="101" draw:name="Shape51" draw:style-name="gr3" draw:text-style-name="P38" svg:x1="4.8618in" svg:y1="0.5575in" svg:x2="4.872in" svg:y2="0.1201in"><text:p/></draw:line></text:p>
      <text:p text:style-name="P2"><draw:custom-shape text:anchor-type="paragraph" draw:z-index="98" draw:name="Shape7" draw:style-name="gr24" draw:text-style-name="P38" svg:width="1.9331in" svg:height="0.6248in" svg:x="3.7937in" svg:y="0.2102in"><text:p text:style-name="P38">Display <text:s/><text:span text:style-name="T12">**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2"/>
      <text:p text:style-name="P2"><draw:line text:anchor-type="paragraph" draw:z-index="102" draw:name="Shape51" draw:style-name="gr3" draw:text-style-name="P38" svg:x1="4.8409in" svg:y1="0.6366in" svg:x2="4.8512in" svg:y2="0.1992in"><text:p/></draw:line></text:p>
      <text:p text:style-name="P2"><draw:custom-shape text:anchor-type="paragraph" draw:z-index="99" draw:name="Shape7" draw:style-name="gr24" draw:text-style-name="P38" svg:width="1.9331in" svg:height="0.6248in" svg:x="3.7311in" svg:y="0.2665in"><text:p text:style-name="P38">Display <text:s/><text:span text:style-name="T12">*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2"/>
      <text:p text:style-name="P2"/>
      <text:p text:style-name="P2"><draw:line text:anchor-type="paragraph" draw:z-index="104" draw:name="Shape51" draw:style-name="gr3" draw:text-style-name="P38" svg:x1="4.6362in" svg:y1="0.4657in" svg:x2="4.6465in" svg:y2="0.0283in"><text:p/></draw:line></text:p>
      <text:p text:style-name="P2"><draw:custom-shape text:anchor-type="paragraph" draw:z-index="92" draw:name="Shape5" draw:style-name="gr5" draw:text-style-name="P38" svg:width="1.4898in" svg:height="0.6358in" svg:x="3.7937in" svg:y="0.1445in"><text:p text:style-name="P38">Sto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7"><draw:custom-shape text:anchor-type="paragraph" draw:z-index="112" draw:name="Shape5" draw:style-name="gr5" draw:text-style-name="P38" svg:width="1.4898in" svg:height="0.6358in" svg:x="4.3874in" svg:y="0.1445in"><text:p text:style-name="P38">Sto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b.</text:p>
      <text:p text:style-name="P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0"><draw:custom-shape text:anchor-type="paragraph" draw:z-index="105" draw:name="Shape7" draw:style-name="gr23" draw:text-style-name="P38" svg:width="1.9331in" svg:height="0.4268in" svg:x="4.0957in" svg:y="0.8291in"><text:p text:style-name="P38">Display <text:s/><text:span text:style-name="T12">*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06" draw:name="Shape50" draw:style-name="gr3" draw:text-style-name="P38" svg:x1="5.0807in" svg:y1="0.8295in" svg:x2="5.0807in" svg:y2="0.2161in"><text:p/></draw:line><draw:line text:anchor-type="paragraph" draw:z-index="107" draw:name="Shape51" draw:style-name="gr3" draw:text-style-name="P38" svg:x1="5.0283in" svg:y1="1.6929in" svg:x2="5.0386in" svg:y2="1.2555in"><text:p/></draw:line><draw:custom-shape text:anchor-type="paragraph" draw:z-index="108" draw:name="Shape7" draw:style-name="gr25" draw:text-style-name="P38" svg:width="1.9331in" svg:height="0.5016in" svg:x="3.9846in" svg:y="1.6563in"><text:p text:style-name="P38">Display <text:s/><text:span text:style-name="T12">**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09" draw:name="Shape51" draw:style-name="gr3" draw:text-style-name="P38" svg:x1="4.9866in" svg:y1="2.9075in" svg:x2="5.0004in" svg:y2="2.1575in"><text:p/></draw:line>1</text:p>
          </table:table-cell>
          <table:table-cell table:style-name="Table9.B1" office:value-type="string">
            <text:p text:style-name="P20">start</text:p>
          </table:table-cell>
        </table:table-row>
        <table:table-row>
          <table:table-cell table:style-name="Table9.A2" office:value-type="string">
            <text:p text:style-name="P20">2</text:p>
          </table:table-cell>
          <table:table-cell table:style-name="Table9.B2" office:value-type="string">
            <text:p text:style-name="P20">Display *</text:p>
          </table:table-cell>
        </table:table-row>
        <table:table-row>
          <table:table-cell table:style-name="Table9.A2" office:value-type="string">
            <text:p text:style-name="P21"/>
          </table:table-cell>
          <table:table-cell table:style-name="Table9.B2" office:value-type="string">
            <text:p text:style-name="P20">Display **</text:p>
          </table:table-cell>
        </table:table-row>
        <table:table-row>
          <table:table-cell table:style-name="Table9.A2" office:value-type="string">
            <text:p text:style-name="P21"/>
          </table:table-cell>
          <table:table-cell table:style-name="Table9.B2" office:value-type="string">
            <text:p text:style-name="P20">Display ***</text:p>
          </table:table-cell>
        </table:table-row>
        <table:table-row>
          <table:table-cell table:style-name="Table9.A2" office:value-type="string">
            <text:p text:style-name="P21"/>
          </table:table-cell>
          <table:table-cell table:style-name="Table9.B2" office:value-type="string">
            <text:p text:style-name="P20">Display ****</text:p>
          </table:table-cell>
        </table:table-row>
        <table:table-row>
          <table:table-cell table:style-name="Table9.A2" office:value-type="string">
            <text:p text:style-name="P21"/>
          </table:table-cell>
          <table:table-cell table:style-name="Table9.B2" office:value-type="string">
            <text:p text:style-name="P20">Display *****</text:p>
          </table:table-cell>
        </table:table-row>
        <table:table-row>
          <table:table-cell table:style-name="Table9.A2" office:value-type="string">
            <text:p text:style-name="P21"/>
          </table:table-cell>
          <table:table-cell table:style-name="Table9.B2" office:value-type="string">
            <text:p text:style-name="P20">Display ******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2">3</text:p>
          </table:table-cell>
          <table:table-cell table:style-name="Table11.B1" office:value-type="string">
            <text:p text:style-name="P22">stop</text:p>
          </table:table-cell>
        </table:table-row>
      </table:table>
      <text:p text:style-name="P3"><draw:custom-shape text:anchor-type="paragraph" draw:z-index="113" draw:name="Shape7" draw:style-name="gr25" draw:text-style-name="P38" svg:width="1.9331in" svg:height="0.5016in" svg:x="3.8807in" svg:y="0.0728in"><text:p text:style-name="P38">Display <text:s/><text:span text:style-name="T12">***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2"><draw:line text:anchor-type="paragraph" draw:z-index="110" draw:name="Shape51" draw:style-name="gr3" draw:text-style-name="P38" svg:x1="4.9346in" svg:y1="0.724in" svg:x2="4.9449in" svg:y2="0.2866in"><text:p/></draw:line></text:p>
      <text:p text:style-name="P2"/>
      <text:p text:style-name="P2"><draw:custom-shape text:anchor-type="paragraph" draw:z-index="114" draw:name="Shape7" draw:style-name="gr25" draw:text-style-name="P38" svg:width="1.9331in" svg:height="0.5016in" svg:x="3.839in" svg:y="0.1102in"><text:p text:style-name="P38">Display <text:s/><text:span text:style-name="T12">****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2"/>
      <text:p text:style-name="P2"><draw:line text:anchor-type="paragraph" draw:z-index="111" draw:name="Shape51" draw:style-name="gr3" draw:text-style-name="P38" svg:x1="4.8654in" svg:y1="0.4563in" svg:x2="4.8756in" svg:y2="0.0189in"><text:p/></draw:line></text:p>
      <text:p text:style-name="P2"><draw:custom-shape text:anchor-type="paragraph" draw:z-index="115" draw:name="Shape7" draw:style-name="gr25" draw:text-style-name="P38" svg:width="1.9331in" svg:height="0.5016in" svg:x="3.8701in" svg:y="0.1689in"><text:p text:style-name="P38">Display <text:s/><text:span text:style-name="T12">*****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2"/>
      <text:p text:style-name="P2"><draw:line text:anchor-type="paragraph" draw:z-index="117" draw:name="Shape51" draw:style-name="gr3" draw:text-style-name="P38" svg:x1="4.8756in" svg:y1="0.5327in" svg:x2="4.8858in" svg:y2="0.0953in"><text:p/></draw:line></text:p>
      <text:p text:style-name="P2"><draw:custom-shape text:anchor-type="paragraph" draw:z-index="116" draw:name="Shape7" draw:style-name="gr25" draw:text-style-name="P38" svg:width="1.9331in" svg:height="0.5016in" svg:x="3.8701in" svg:y="0.2189in"><text:p text:style-name="P38">Display <text:s/><text:span text:style-name="T12">******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2"/>
      <text:p text:style-name="P2"><draw:line text:anchor-type="paragraph" draw:z-index="119" draw:name="Shape51" draw:style-name="gr3" draw:text-style-name="P38" svg:x1="4.8028in" svg:y1="0.5827in" svg:x2="4.813in" svg:y2="0.1453in"><text:p/></draw:line></text:p>
      <text:p text:style-name="P2"><draw:custom-shape text:anchor-type="paragraph" draw:z-index="118" draw:name="Shape5" draw:style-name="gr5" draw:text-style-name="P38" svg:width="1.4898in" svg:height="0.6358in" svg:x="4.0126in" svg:y="0.2799in"><text:p text:style-name="P38">Sto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8"><draw:custom-shape text:anchor-type="paragraph" draw:z-index="121" draw:name="Shape5" draw:style-name="gr5" draw:text-style-name="P38" svg:width="1.4898in" svg:height="0.6358in" svg:x="4.0126in" svg:y="0.2799in"><text:p text:style-name="P38"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C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2"><draw:custom-shape text:anchor-type="paragraph" draw:z-index="120" draw:name="Shape7" draw:style-name="gr25" draw:text-style-name="P38" svg:width="1.9331in" svg:height="0.5016in" svg:x="3.6339in" svg:y="1.1091in"><text:p text:style-name="P38">Display <text:s/><text:span text:style-name="T12">*****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22" draw:name="Shape51" draw:style-name="gr3" draw:text-style-name="P38" svg:x1="4.6953in" svg:y1="1.1524in" svg:x2="4.6953in" svg:y2="0.589in"><text:p/></draw:line><draw:line text:anchor-type="paragraph" draw:z-index="127" draw:name="Shape51" draw:style-name="gr3" draw:text-style-name="P38" svg:x1="4.6362in" svg:y1="2.1736in" svg:x2="4.6362in" svg:y2="1.6102in"><text:p/></draw:line>1</text:p>
          </table:table-cell>
          <table:table-cell table:style-name="Table10.B1" office:value-type="string">
            <text:p text:style-name="P22">Start</text:p>
          </table:table-cell>
        </table:table-row>
        <table:table-row>
          <table:table-cell table:style-name="Table10.A2" office:value-type="string">
            <text:p text:style-name="P22">2</text:p>
          </table:table-cell>
          <table:table-cell table:style-name="Table10.B2" office:value-type="string">
            <text:p text:style-name="P22">Display *****</text:p>
          </table:table-cell>
        </table:table-row>
        <table:table-row>
          <table:table-cell table:style-name="Table10.A2" office:value-type="string">
            <text:p text:style-name="P22"/>
          </table:table-cell>
          <table:table-cell table:style-name="Table10.B2" office:value-type="string">
            <text:p text:style-name="P22">Display * <text:s text:c="5"/>*</text:p>
          </table:table-cell>
        </table:table-row>
        <table:table-row>
          <table:table-cell table:style-name="Table10.A2" office:value-type="string">
            <text:p text:style-name="P12"><draw:custom-shape text:anchor-type="paragraph" draw:z-index="123" draw:name="Shape7" draw:style-name="gr25" draw:text-style-name="P38" svg:width="1.9331in" svg:height="0.5016in" svg:x="3.6862in" svg:y="1.0154in"><text:p text:style-name="P38">Display <text:s/><text:span text:style-name="T12">* <text:s text:c="3"/>*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    </table:table-cell>
          <table:table-cell table:style-name="Table10.B2" office:value-type="string">
            <text:p text:style-name="P22">Display * <text:s text:c="5"/>*</text:p>
          </table:table-cell>
        </table:table-row>
        <table:table-row>
          <table:table-cell table:style-name="Table10.A2" office:value-type="string">
            <text:p text:style-name="P12"/>
          </table:table-cell>
          <table:table-cell table:style-name="Table10.B2" office:value-type="string">
            <text:p text:style-name="P22">Display *****</text:p>
          </table:table-cell>
        </table:table-row>
        <table:table-row>
          <table:table-cell table:style-name="Table10.A2" office:value-type="string">
            <text:p text:style-name="P22">3</text:p>
          </table:table-cell>
          <table:table-cell table:style-name="Table10.B2" office:value-type="string">
            <text:p text:style-name="P22">stop</text:p>
          </table:table-cell>
        </table:table-row>
        <table:table-row>
          <table:table-cell table:style-name="Table10.A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>
          <table:table-cell table:style-name="Table10.A2" office:value-type="string">
            <text:p text:style-name="P12"><draw:line text:anchor-type="paragraph" draw:z-index="128" draw:name="Shape51" draw:style-name="gr3" draw:text-style-name="P38" svg:x1="4.678in" svg:y1="0.6217in" svg:x2="4.678in" svg:y2="0.0583in"><text:p/></draw:line></text:p>
          </table:table-cell>
          <table:table-cell table:style-name="Table10.B2" office:value-type="string">
            <text:p text:style-name="P12"/>
          </table:table-cell>
        </table:table-row>
      </table:table>
      <text:p text:style-name="P8"/>
      <text:p text:style-name="P2"><draw:custom-shape text:anchor-type="paragraph" draw:z-index="124" draw:name="Shape7" draw:style-name="gr25" draw:text-style-name="P38" svg:width="1.9331in" svg:height="0.5016in" svg:x="3.6654in" svg:y="0.0193in"><text:p text:style-name="P38">Display <text:s/><text:span text:style-name="T12">* <text:s text:c="3"/>*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2"><draw:line text:anchor-type="paragraph" draw:z-index="130" draw:name="Shape51" draw:style-name="gr3" draw:text-style-name="P38" svg:x1="4.622in" svg:y1="0.8236in" svg:x2="4.622in" svg:y2="0.2602in"><text:p/></draw:line></text:p>
      <text:p text:style-name="P2"/>
      <text:p text:style-name="P2"><draw:custom-shape text:anchor-type="paragraph" draw:z-index="125" draw:name="Shape7" draw:style-name="gr25" draw:text-style-name="P38" svg:width="1.9331in" svg:height="0.5016in" svg:x="3.5819in" svg:y="0.2484in"><text:p text:style-name="P38">Display <text:s/><text:span text:style-name="T12">*****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2"/>
      <text:p text:style-name="P2"><draw:line text:anchor-type="paragraph" draw:z-index="129" draw:name="Shape51" draw:style-name="gr3" draw:text-style-name="P38" svg:x1="4.6016in" svg:y1="0.7386in" svg:x2="4.6016in" svg:y2="0.1752in"><text:p/></draw:line></text:p>
      <text:p text:style-name="P2"/>
      <text:p text:style-name="P2"><draw:custom-shape text:anchor-type="paragraph" draw:z-index="126" draw:name="Shape5" draw:style-name="gr5" draw:text-style-name="P38" svg:width="1.4898in" svg:height="0.6358in" svg:x="3.7937in" svg:y="0.111in"><text:p text:style-name="P38">sto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50906975367402" text:continue-numbering="true" text:style-name="WWNum1">
        <text:list-header>
          <text:p text:style-name="P34"><text:soft-page-break/><text:span text:style-name="T9">10 </text:span>Write a C++ program to find GCD and LCD of two numbers.</text:p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1" svg:font-family="'DejaVu Sans'" style:font-pitch="variable"/>
    <style:font-face style:name="Times New Roman1" svg:font-family="'Times New Roman'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</style:style>
    <style:style style:name="Character_5f_20_5f_style" style:display-name="Character_20_style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08:08:19.146723552</meta:creation-date>
    <dc:date>2019-07-05T15:09:04.823805345</dc:date>
    <meta:editing-duration>PT4H42M39S</meta:editing-duration>
    <meta:editing-cycles>19</meta:editing-cycles>
    <meta:generator>LibreOffice/6.1.5.2$Linux_X86_64 LibreOffice_project/10$Build-2</meta:generator>
    <meta:document-statistic meta:table-count="12" meta:image-count="0" meta:object-count="1" meta:page-count="29" meta:paragraph-count="133" meta:word-count="380" meta:character-count="1887" meta:non-whitespace-character-count="1394"/>
  </office:meta>
</office:document-meta>
</file>

<file path=Object 1/content.xml><?xml version="1.0" encoding="utf-8"?>
<math xmlns="http://www.w3.org/1998/Math/MathML" display="block">
  <semantics>
    <mrow>
      <mrow/>
      <mrow>
        <mfrac>
          <mrow>
            <mn>1</mn>
            <mo stretchy="false">+</mo>
            <mn>1</mn>
          </mrow>
          <mrow>
            <mn>1</mn>
            <mi>!</mi>
          </mrow>
        </mfrac>
        <mo stretchy="false">+</mo>
        <mfrac>
          <mn>2</mn>
          <mrow>
            <mn>2</mn>
            <mi>!</mi>
          </mrow>
        </mfrac>
        <mo stretchy="false">+</mo>
        <mfrac>
          <mn>3</mn>
          <mrow>
            <mn>3</mn>
            <mi>!</mi>
          </mrow>
        </mfrac>
        <mo stretchy="false">+</mo>
        <mi>…</mi>
        <mo stretchy="false">+</mo>
        <mfrac>
          <mi>n</mi>
          <mrow>
            <mi>n</mi>
            <mi>!</mi>
          </mrow>
        </mfrac>
      </mrow>
    </mrow>
    <annotation encoding="StarMath 5.0">= {1+1} over {1!} + {2} over {2!} + {3} over {3!} + … + {n} over {n !}</annotation>
  </semantics>
</math>
</file>